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heduled Deliveries</text:p>
      <text:p text:style-name="Standard"/>
      <text:p text:style-name="Standard">Bessie the cow has started to see a lot of packages coming to the farm, some containing delicious cow feed. Since Bessie is always thinking about food, she starts tracking the dates when deliveries come in order to figure out when fresh food is coming. While Bessie can easily tell when a package is delivered by the mailman ringing the bell, she cannot always discern which type of packages are being delivered. Bessie was told by one of her friends that every type of package was delivered once on day 1, and that each type package comes at regular intervals. For example, an alfalfa package will arrive on days 1, 5, 9, 13, etc. if it comes at an interval of 4. Given the list of N (2 &lt;= N &lt;= 5000) days that packages arrived, determine the minimum number of different types of packages that are delivered to Farmer John’s farm. All days that a package arrives will appear on the list and it is guaranteed that a solution exists.</text:p>
      <text:p text:style-name="Standard"/>
      <text:p text:style-name="Standard">INPUT FORMAT</text:p>
      <text:p text:style-name="Standard"/>
      <text:p text:style-name="Standard">The first line of input contains a single integer N. The next N lines contain a single integer denoting the day when <text:s/>a package arrived, which is in the range 1…109. The days are sorted in ascending order: the first day will always be day 1, and the last day will always be the most recent day a package arrived. For 70% of test cases, the day a package arrived will be in the range 1…5,000,000.</text:p>
      <text:p text:style-name="Standard"/>
      <text:p text:style-name="Standard">OUTPUT FORMAT</text:p>
      <text:p text:style-name="Standard"/>
      <text:p text:style-name="Standard">A single integer denoting the minimum number of different packages.</text:p>
      <text:p text:style-name="Standard"/>
      <text:p text:style-name="Standard">SAMPLE INPUT</text:p>
      <text:p text:style-name="Standard"/>
      <text:p text:style-name="Standard">input <text:s text:c="8"/>input <text:s text:c="11"/>input </text:p>
      <text:p text:style-name="Standard">----- <text:s text:c="8"/>----- <text:s text:c="11"/>----- <text:s text:c="9"/></text:p>
      <text:p text:style-name="Standard">4 <text:s text:c="12"/>8 <text:s text:c="15"/>5</text:p>
      <text:p text:style-name="Standard">1 <text:s text:c="12"/>1 <text:s text:c="15"/>1 </text:p>
      <text:p text:style-name="Standard">4 <text:s text:c="12"/>7 <text:s text:c="15"/>151 </text:p>
      <text:p text:style-name="Standard">6 <text:s text:c="12"/>9 <text:s text:c="15"/>301 </text:p>
      <text:p text:style-name="Standard">7 <text:s text:c="12"/>13 <text:s text:c="14"/>451 </text:p>
      <text:p text:style-name="Standard"><text:s text:c="14"/>15 <text:s text:c="14"/>601</text:p>
      <text:p text:style-name="Standard"><text:s text:c="14"/>17</text:p>
      <text:p text:style-name="Standard"><text:s text:c="14"/>19</text:p>
      <text:p text:style-name="Standard"><text:s text:c="14"/>25</text:p>
      <text:p text:style-name="Standard">SAMPLE OUTPUT</text:p>
      <text:p text:style-name="Standard"/>
      <text:p text:style-name="Standard">output <text:s text:c="7"/>output <text:s text:c="10"/>output</text:p>
      <text:p text:style-name="Standard">------ <text:s text:c="7"/>------ <text:s text:c="10"/>------</text:p>
      <text:p text:style-name="Standard">2 <text:s text:c="12"/>3 <text:s text:c="1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39:11.626000000</meta:creation-date>
    <dc:date>2022-07-09T18:39:47.559000000</dc:date>
    <meta:editing-duration>PT36S</meta:editing-duration>
    <meta:editing-cycles>1</meta:editing-cycles>
    <meta:document-statistic meta:table-count="0" meta:image-count="0" meta:object-count="0" meta:page-count="1" meta:paragraph-count="22" meta:word-count="302" meta:character-count="1905" meta:non-whitespace-character-count="1306"/>
    <meta:generator>LibreOffice/5.4.6.2$Windows_X86_64 LibreOffice_project/4014ce260a04f1026ba855d3b8d91541c224eab8</meta:generator>
  </office:meta>
</office:document-meta>
</file>